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3C0000008C8178F0F5.png"/>
  <manifest:file-entry manifest:media-type="image/png" manifest:full-path="Pictures/10000000000004400000008603EBED89.png"/>
  <manifest:file-entry manifest:media-type="image/png" manifest:full-path="Pictures/10000000000003C40000009CC35CC8BA.png"/>
  <manifest:file-entry manifest:media-type="image/png" manifest:full-path="Pictures/1000000000000247000000C8A97FB934.png"/>
  <manifest:file-entry manifest:media-type="image/png" manifest:full-path="Pictures/1000000000000445000000B750D8D097.png"/>
  <manifest:file-entry manifest:media-type="image/png" manifest:full-path="Pictures/10000000000004470000008C5CA3153F.png"/>
  <manifest:file-entry manifest:media-type="image/png" manifest:full-path="Pictures/10000000000003C000000098ED214FBB.png"/>
  <manifest:file-entry manifest:media-type="image/png" manifest:full-path="Pictures/100000000000025A000000CE3D64BB3B.png"/>
  <manifest:file-entry manifest:media-type="image/png" manifest:full-path="Pictures/100000000000024A000000D40B8F507D.png"/>
  <manifest:file-entry manifest:media-type="image/png" manifest:full-path="Pictures/10000000000003C4000000993A1DCE47.png"/>
  <manifest:file-entry manifest:media-type="image/png" manifest:full-path="Pictures/1000000000000243000000C9578B1A92.png"/>
  <manifest:file-entry manifest:media-type="image/png" manifest:full-path="Pictures/10000000000003C3000000414ECD36C0.png"/>
  <manifest:file-entry manifest:media-type="image/png" manifest:full-path="Pictures/10000000000004470000008C3FD10B5F.png"/>
  <manifest:file-entry manifest:media-type="image/png" manifest:full-path="Pictures/10000000000003D1000000B34A6ABF19.png"/>
  <manifest:file-entry manifest:media-type="image/png" manifest:full-path="Pictures/1000000000000248000000C7D9D52F5B.png"/>
  <manifest:file-entry manifest:media-type="image/png" manifest:full-path="Pictures/1000000000000298000000DCDDE6903C.png"/>
  <manifest:file-entry manifest:media-type="image/png" manifest:full-path="Pictures/1000000000000437000000857C43E04A.png"/>
  <manifest:file-entry manifest:media-type="image/png" manifest:full-path="Pictures/100000000000029D000000E9A269B8D4.png"/>
  <manifest:file-entry manifest:media-type="image/png" manifest:full-path="Pictures/100000000000044000000085493A5788.png"/>
  <manifest:file-entry manifest:media-type="image/png" manifest:full-path="Pictures/10000000000003C4000000C99DFC9003.png"/>
  <manifest:file-entry manifest:media-type="image/png" manifest:full-path="Pictures/100000000000023E000000AE2071C6AD.png"/>
  <manifest:file-entry manifest:media-type="image/png" manifest:full-path="Pictures/100000000000036D000000854C275A12.png"/>
  <manifest:file-entry manifest:media-type="image/png" manifest:full-path="Pictures/1000000000000449000000893C47379B.png"/>
  <manifest:file-entry manifest:media-type="image/png" manifest:full-path="Pictures/100000000000044A0000008CE3F018C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E 11</text:p>
      <text:p text:style-name="Standard"/>
      <text:p text:style-name="Standard"><draw:frame draw:style-name="fr1" draw:name="Figura100" text:anchor-type="paragraph" svg:width="17cm" svg:height="2.166cm" draw:z-index="0"><draw:image xlink:href="Pictures/100000000000044A0000008CE3F018C5.png" xlink:type="simple" xlink:show="embed" xlink:actuate="onLoad"/></draw:frame></text:p>
      <text:p text:style-name="Standard"/>
      <text:p text:style-name="Standard"><draw:frame draw:style-name="fr1" draw:name="Figura99" text:anchor-type="paragraph" svg:width="17cm" svg:height="1.147cm" draw:z-index="5"><draw:image xlink:href="Pictures/10000000000003C3000000414ECD36C0.png" xlink:type="simple" xlink:show="embed" xlink:actuate="onLoad"/></draw:frame></text:p>
      <text:p text:style-name="Standard"/>
      <text:p text:style-name="Standard"><draw:frame draw:style-name="fr1" draw:name="Figura98" text:anchor-type="paragraph" svg:width="17cm" svg:height="5.632cm" draw:z-index="1"><draw:image xlink:href="Pictures/1000000000000298000000DCDDE6903C.png" xlink:type="simple" xlink:show="embed" xlink:actuate="onLoad"/></draw:frame></text:p>
      <text:p text:style-name="Standard"/>
      <text:p text:style-name="Standard"><draw:frame draw:style-name="fr1" draw:name="Figura101" text:anchor-type="paragraph" svg:width="17cm" svg:height="2.194cm" draw:z-index="2"><draw:image xlink:href="Pictures/100000000000043C0000008C8178F0F5.png" xlink:type="simple" xlink:show="embed" xlink:actuate="onLoad"/></draw:frame></text:p>
      <text:p text:style-name="Standard"><draw:frame draw:style-name="fr1" draw:name="Figura102" text:anchor-type="paragraph" svg:width="17cm" svg:height="2.697cm" draw:z-index="3"><draw:image xlink:href="Pictures/10000000000003C4000000993A1DCE47.png" xlink:type="simple" xlink:show="embed" xlink:actuate="onLoad"/></draw:frame></text:p>
      <text:p text:style-name="Standard"><draw:frame draw:style-name="fr1" draw:name="Figura104" text:anchor-type="paragraph" svg:width="17cm" svg:height="2.577cm" draw:z-index="4"><draw:image xlink:href="Pictures/100000000000036D000000854C275A12.png" xlink:type="simple" xlink:show="embed" xlink:actuate="onLoad"/></draw:frame></text:p>
      <text:p text:style-name="Standard"><draw:frame draw:style-name="fr2" draw:name="Figura103" text:anchor-type="paragraph" svg:width="15.505cm" svg:height="5.609cm" draw:z-index="6"><draw:image xlink:href="Pictures/100000000000024A000000D40B8F507D.png" xlink:type="simple" xlink:show="embed" xlink:actuate="onLoad"/></draw:frame><text:soft-page-break/></text:p>
      <text:p text:style-name="Standard"/>
      <text:p text:style-name="Standard"><draw:frame draw:style-name="fr1" draw:name="Figura105" text:anchor-type="paragraph" svg:width="17cm" svg:height="3.113cm" draw:z-index="7"><draw:image xlink:href="Pictures/10000000000003D1000000B34A6ABF19.png" xlink:type="simple" xlink:show="embed" xlink:actuate="onLoad"/></draw:frame></text:p>
      <text:p text:style-name="Standard"><draw:frame draw:style-name="fr1" draw:name="Figura106" text:anchor-type="paragraph" svg:width="17cm" svg:height="2.577cm" draw:z-index="8"><draw:image xlink:href="Pictures/100000000000036D000000854C275A12.png" xlink:type="simple" xlink:show="embed" xlink:actuate="onLoad"/></draw:frame></text:p>
      <text:p text:style-name="Standard"><draw:frame draw:style-name="fr2" draw:name="Figura107" text:anchor-type="paragraph" svg:width="15.928cm" svg:height="5.45cm" draw:z-index="9"><draw:image xlink:href="Pictures/100000000000025A000000CE3D64BB3B.png" xlink:type="simple" xlink:show="embed" xlink:actuate="onLoad"/></draw:frame></text:p>
      <text:p text:style-name="Standard"><draw:frame draw:style-name="fr1" draw:name="Figura108" text:anchor-type="paragraph" svg:width="17cm" svg:height="2.096cm" draw:z-index="10"><draw:image xlink:href="Pictures/1000000000000437000000857C43E04A.png" xlink:type="simple" xlink:show="embed" xlink:actuate="onLoad"/></draw:frame></text:p>
      <text:p text:style-name="Standard"><draw:frame draw:style-name="fr1" draw:name="Figura109" text:anchor-type="paragraph" svg:width="17cm" svg:height="2.75cm" draw:z-index="11"><draw:image xlink:href="Pictures/10000000000003C40000009CC35CC8BA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2" draw:name="Figura110" text:anchor-type="paragraph" svg:width="15.319cm" svg:height="5.318cm" draw:z-index="12"><draw:image xlink:href="Pictures/1000000000000243000000C9578B1A92.png" xlink:type="simple" xlink:show="embed" xlink:actuate="onLoad"/></draw:frame></text:p>
      <text:p text:style-name="Standard"><draw:frame draw:style-name="fr1" draw:name="Figura111" text:anchor-type="paragraph" svg:width="17cm" svg:height="2.845cm" draw:z-index="13"><draw:image xlink:href="Pictures/1000000000000445000000B750D8D097.png" xlink:type="simple" xlink:show="embed" xlink:actuate="onLoad"/></draw:frame></text:p>
      <text:p text:style-name="Standard"><draw:frame draw:style-name="fr1" draw:name="Figura112" text:anchor-type="paragraph" svg:width="17cm" svg:height="1.147cm" draw:z-index="14"><draw:image xlink:href="Pictures/10000000000003C3000000414ECD36C0.png" xlink:type="simple" xlink:show="embed" xlink:actuate="onLoad"/></draw:frame></text:p>
      <text:p text:style-name="Standard"><draw:frame draw:style-name="fr2" draw:name="Figura113" text:anchor-type="paragraph" svg:width="15.187cm" svg:height="4.604cm" draw:z-index="15"><draw:image xlink:href="Pictures/100000000000023E000000AE2071C6AD.png" xlink:type="simple" xlink:show="embed" xlink:actuate="onLoad"/></draw:frame></text:p>
      <text:p text:style-name="Standard"><draw:frame draw:style-name="fr1" draw:name="Figura114" text:anchor-type="paragraph" svg:width="17cm" svg:height="2.122cm" draw:z-index="16"><draw:image xlink:href="Pictures/1000000000000449000000893C47379B.png" xlink:type="simple" xlink:show="embed" xlink:actuate="onLoad"/></draw:frame></text:p>
      <text:p text:style-name="Standard"><draw:frame draw:style-name="fr1" draw:name="Figura115" text:anchor-type="paragraph" svg:width="17cm" svg:height="2.75cm" draw:z-index="17"><draw:image xlink:href="Pictures/10000000000003C40000009CC35CC8BA.png" xlink:type="simple" xlink:show="embed" xlink:actuate="onLoad"/></draw:frame></text:p>
      <text:p text:style-name="Standard"><draw:frame draw:style-name="fr1" draw:name="Figura116" text:anchor-type="paragraph" svg:width="17cm" svg:height="2.577cm" draw:z-index="18"><draw:image xlink:href="Pictures/100000000000036D000000854C275A12.png" xlink:type="simple" xlink:show="embed" xlink:actuate="onLoad"/></draw:frame></text:p>
      <text:p text:style-name="Standard"><text:soft-page-break/></text:p>
      <text:p text:style-name="Standard"><draw:frame draw:style-name="fr1" draw:name="Figura117" text:anchor-type="paragraph" svg:width="17cm" svg:height="4.523cm" draw:z-index="19"><draw:image xlink:href="Pictures/100000000000029D000000E9A269B8D4.png" xlink:type="simple" xlink:show="embed" xlink:actuate="onLoad"/></draw:frame></text:p>
      <text:p text:style-name="Standard"><draw:frame draw:style-name="fr1" draw:name="Figura118" text:anchor-type="paragraph" svg:width="17cm" svg:height="2.094cm" draw:z-index="20"><draw:image xlink:href="Pictures/10000000000004400000008603EBED89.png" xlink:type="simple" xlink:show="embed" xlink:actuate="onLoad"/></draw:frame></text:p>
      <text:p text:style-name="Standard"><draw:frame draw:style-name="fr1" draw:name="Figura119" text:anchor-type="paragraph" svg:width="17cm" svg:height="2.692cm" draw:z-index="21"><draw:image xlink:href="Pictures/10000000000003C000000098ED214FBB.png" xlink:type="simple" xlink:show="embed" xlink:actuate="onLoad"/></draw:frame></text:p>
      <text:p text:style-name="Standard"><draw:frame draw:style-name="fr2" draw:name="Figura120" text:anchor-type="paragraph" svg:width="15.425cm" svg:height="5.292cm" draw:z-index="22"><draw:image xlink:href="Pictures/1000000000000247000000C8A97FB934.png" xlink:type="simple" xlink:show="embed" xlink:actuate="onLoad"/></draw:frame></text:p>
      <text:p text:style-name="Standard"><draw:frame draw:style-name="fr1" draw:name="Figura121" text:anchor-type="paragraph" svg:width="17cm" svg:height="2.173cm" draw:z-index="23"><draw:image xlink:href="Pictures/10000000000004470000008C3FD10B5F.png" xlink:type="simple" xlink:show="embed" xlink:actuate="onLoad"/></draw:frame></text:p>
      <text:p text:style-name="Standard"/>
      <text:p text:style-name="Standard"><draw:frame draw:style-name="fr1" draw:name="Figura122" text:anchor-type="paragraph" svg:width="17cm" svg:height="3.544cm" draw:z-index="24"><draw:image xlink:href="Pictures/10000000000003C4000000C99DFC9003.png" xlink:type="simple" xlink:show="embed" xlink:actuate="onLoad"/></draw:frame></text:p>
      <text:p text:style-name="Standard"/>
      <text:p text:style-name="Standard"/>
      <text:p text:style-name="Standard"><draw:frame draw:style-name="fr1" draw:name="Figura123" text:anchor-type="paragraph" svg:width="17cm" svg:height="2.078cm" draw:z-index="25"><draw:image xlink:href="Pictures/100000000000044000000085493A5788.png" xlink:type="simple" xlink:show="embed" xlink:actuate="onLoad"/></draw:frame><text:soft-page-break/></text:p>
      <text:p text:style-name="Standard"><draw:frame draw:style-name="fr2" draw:name="Figura124" text:anchor-type="paragraph" svg:width="15.452cm" svg:height="5.265cm" draw:z-index="26"><draw:image xlink:href="Pictures/1000000000000248000000C7D9D52F5B.png" xlink:type="simple" xlink:show="embed" xlink:actuate="onLoad"/></draw:frame></text:p>
      <text:p text:style-name="Standard"><draw:frame draw:style-name="fr1" draw:name="Figura125" text:anchor-type="paragraph" svg:width="17cm" svg:height="2.173cm" draw:z-index="27"><draw:image xlink:href="Pictures/10000000000004470000008C5CA315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aso Roese </meta:initial-creator>
    <meta:creation-date>2018-02-12T10:24:17.18</meta:creation-date>
    <meta:document-statistic meta:table-count="0" meta:image-count="28" meta:object-count="0" meta:page-count="5" meta:paragraph-count="1" meta:word-count="2" meta:character-count="8"/>
    <dc:date>2018-02-12T10:24:49.53</dc:date>
    <dc:creator>Damaso Roese </dc:creator>
    <meta:editing-duration>PT00H00M40S</meta:editing-duration>
    <meta:editing-cycles>1</meta:editing-cycles>
    <meta:generator>BrOffice.org/3.2$Win32 OpenOffice.org_project/320m12$Build-9483</meta:generator>
  </office:meta>
</office:document-meta>
</file>